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1f2e1" officeooo:paragraph-rsid="0001f2e1"/>
    </style:style>
    <style:style style:name="P2" style:family="paragraph" style:parent-style-name="Standard">
      <style:text-properties style:font-name="Liberation Serif" officeooo:rsid="000e4a29" officeooo:paragraph-rsid="000e4a29"/>
    </style:style>
    <style:style style:name="P3" style:family="paragraph" style:parent-style-name="Standard">
      <style:text-properties officeooo:rsid="0006263c" officeooo:paragraph-rsid="0006263c"/>
    </style:style>
    <style:style style:name="P4" style:family="paragraph" style:parent-style-name="Standard">
      <style:text-properties officeooo:rsid="000682c4" officeooo:paragraph-rsid="000682c4"/>
    </style:style>
    <style:style style:name="P5" style:family="paragraph" style:parent-style-name="Standard">
      <style:text-properties officeooo:rsid="00079e34" officeooo:paragraph-rsid="00079e34"/>
    </style:style>
    <style:style style:name="P6" style:family="paragraph" style:parent-style-name="Standard">
      <style:text-properties officeooo:rsid="0008454a" officeooo:paragraph-rsid="0008454a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officeooo:rsid="0008b308" officeooo:paragraph-rsid="0008b308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New" officeooo:rsid="000bfe7e" officeooo:paragraph-rsid="000bfe7e"/>
    </style:style>
    <style:style style:name="P9" style:family="paragraph" style:parent-style-name="Standard" style:list-style-name="L1">
      <style:text-properties officeooo:rsid="00079e34" officeooo:paragraph-rsid="00079e34"/>
    </style:style>
    <style:style style:name="P10" style:family="paragraph" style:parent-style-name="Standard">
      <style:text-properties fo:font-style="normal" officeooo:rsid="00079e34" officeooo:paragraph-rsid="00079e34" style:font-style-asian="normal" style:font-style-complex="normal"/>
    </style:style>
    <style:style style:name="P11" style:family="paragraph" style:parent-style-name="Standard">
      <style:text-properties fo:font-style="normal" fo:font-weight="normal" officeooo:rsid="0008454a" officeooo:paragraph-rsid="0008454a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text-properties style:font-name="Liberation Serif" officeooo:rsid="000a26fa" officeooo:paragraph-rsid="000a26fa"/>
    </style:style>
    <style:style style:name="P13" style:family="paragraph" style:parent-style-name="Standard">
      <style:text-properties style:font-name="Liberation Serif" fo:font-style="normal" style:text-underline-style="none" fo:font-weight="normal" officeooo:rsid="000a26fa" officeooo:paragraph-rsid="000a26f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iberation Serif" fo:font-style="normal" style:text-underline-style="none" fo:font-weight="normal" officeooo:rsid="000d7ac5" officeooo:paragraph-rsid="000d7ac5" style:font-style-asian="normal" style:font-weight-asian="normal" style:font-style-complex="normal" style:font-weight-complex="normal"/>
    </style:style>
    <style:style style:name="P15" style:family="paragraph" style:parent-style-name="Standard" style:list-style-name="L3">
      <style:text-properties style:font-name="Liberation Serif" officeooo:rsid="000d7ac5" officeooo:paragraph-rsid="000d7ac5"/>
    </style:style>
    <style:style style:name="P16" style:family="paragraph" style:parent-style-name="Standard" style:list-style-name="L4">
      <style:text-properties style:font-name="Liberation Serif" officeooo:rsid="000f2427" officeooo:paragraph-rsid="000f2427"/>
    </style:style>
    <style:style style:name="P17" style:family="paragraph" style:parent-style-name="Standard">
      <style:text-properties officeooo:rsid="0006263c" officeooo:paragraph-rsid="0006263c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f2427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682c4" style:font-weight-asian="bold" style:font-weight-complex="bold"/>
    </style:style>
    <style:style style:name="T11" style:family="text">
      <style:text-properties officeooo:rsid="000682c4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ibutos, <text:span text:style-name="T9">multas e juros</text:span> constituem <text:span text:style-name="T11">obrigação tributária </text:span><text:span text:style-name="T10">principal</text:span>.</text:p>
      <text:p text:style-name="P3"/>
      <text:p text:style-name="P4">HI → previsão abstrata do fato.</text:p>
      <text:p text:style-name="P4">FG → concretização do fato, dá origem à OT.</text:p>
      <text:p text:style-name="P4"/>
      <text:p text:style-name="P5">Sinônimos:</text:p>
      <text:list xml:id="list180333947" text:style-name="L1">
        <text:list-item>
          <text:p text:style-name="P9">HI → FG <text:span text:style-name="T12">in abstrato</text:span><text:span text:style-name="T4">, hipótese tributária, pressuposto legal do tributo;</text:span></text:p>
        </text:list-item>
        <text:list-item>
          <text:p text:style-name="P9"><text:span text:style-name="T4">FG → fato imponível, <text:s/>FG </text:span><text:span text:style-name="T12">in concreto</text:span><text:span text:style-name="T4">, fato jurígeno, fato jurídico tributário.</text:span></text:p>
        </text:list-item>
      </text:list>
      <text:p text:style-name="P10"/>
      <text:p text:style-name="P6"><text:span text:style-name="T4">Em relação aos </text:span><text:span text:style-name="T5">impostos</text:span><text:span text:style-name="T6">, cabe a </text:span><text:span text:style-name="T5">LC</text:span><text:span text:style-name="T6"> nacional definir: FG, BC e contribuintes.</text:span></text:p>
      <text:p text:style-name="P11"/>
      <text:p text:style-name="P7"><text:span text:style-name="T6">CTN, Art. 116. </text:span><text:span text:style-name="T1">Salvo disposição de lei em contrário, considera-se ocorrido o FG e existentes os seus efeitos:</text:span></text:p>
      <text:p text:style-name="P7"><text:span text:style-name="T1">I – tratando-se de situação </text:span><text:span text:style-name="T3">de fato</text:span><text:span text:style-name="T1">, desde o momento em que o se verifiquem as circunstâncias materiais necessárias a que produza os efeitos que normalmente lhe são próprios;</text:span></text:p>
      <text:p text:style-name="P7"><text:span text:style-name="T1">II – tratando-se de situação </text:span><text:span text:style-name="T3">jurídica</text:span><text:span text:style-name="T1">, desde o momento em que esteja definifivamente constituída, nos termos da legislação aplicável.</text:span></text:p>
      <text:list xml:id="list793501655" text:style-name="L2">
        <text:list-item>
          <text:p text:style-name="P12"><text:span text:style-name="T1">Situaçao </text:span><text:span text:style-name="T3">de fato</text:span><text:span text:style-name="T1"> → circunstâncias materiais;</text:span></text:p>
        </text:list-item>
        <text:list-item>
          <text:p text:style-name="P12"><text:span text:style-name="T1">Situação </text:span><text:span text:style-name="T3">jurídica</text:span><text:span text:style-name="T1"> → definitivamente constituída.</text:span></text:p>
        </text:list-item>
      </text:list>
      <text:p text:style-name="P13"/>
      <text:p text:style-name="P8"><text:span text:style-name="T1">CTN, Art. 117. Para os efeitos do inciso II do artigo anterior e salvo disposição de lei em contrário, </text:span><text:span text:style-name="T3">os atos ou negócios jurídicos condicionais</text:span><text:span text:style-name="T1"> reputam-se perfeitos e acabados:</text:span></text:p>
      <text:p text:style-name="P8"><text:span text:style-name="T1">I – sendo </text:span><text:span text:style-name="T7">suspensiva</text:span><text:span text:style-name="T3"> </text:span><text:span text:style-name="T1">a condição, desde o momento de seu </text:span><text:span text:style-name="T3">implemento</text:span><text:span text:style-name="T1">;</text:span></text:p>
      <text:p text:style-name="P8"><text:span text:style-name="T1">II – sendo </text:span><text:span text:style-name="T7">resolutória</text:span><text:span text:style-name="T1"> a condição, desde o momento da </text:span><text:span text:style-name="T3">prática do ato</text:span><text:span text:style-name="T1"> ou da </text:span><text:span text:style-name="T3">celebração do negócio</text:span><text:span text:style-name="T1">.</text:span></text:p>
      <text:list xml:id="list1900035061" text:style-name="L3">
        <text:list-item>
          <text:p text:style-name="P15"><text:span text:style-name="T1">Condição </text:span><text:span text:style-name="T3">suspensiva</text:span><text:span text:style-name="T1"> → implemento;</text:span></text:p>
        </text:list-item>
        <text:list-item>
          <text:p text:style-name="P15"><text:span text:style-name="T1">Condição </text:span><text:span text:style-name="T3">resolutória</text:span><text:span text:style-name="T1"> → prática do ato ou celebração do negócio.</text:span></text:p>
        </text:list-item>
      </text:list>
      <text:p text:style-name="P14"/>
      <text:p text:style-name="P2"><text:span text:style-name="T1">Se o negócio jurídico estiver sujeito a uma </text:span><text:span text:style-name="T3">condição resolutória</text:span><text:span text:style-name="T1">, salvo disposição de lei em contrário, o FG ocorre </text:span><text:span text:style-name="T8">desde a celebração do negócio jurídico</text:span><text:span text:style-name="T1">, sendo </text:span><text:span text:style-name="T3">irrelevante</text:span><text:span text:style-name="T1">, para fins de incidência tributária, o cumprimento ou não da condição. </text:span><text:span text:style-name="T2">Ou seja:</text:span></text:p>
      <text:list xml:id="list3667878675" text:style-name="L4">
        <text:list-item>
          <text:p text:style-name="P16"><text:span text:style-name="T1">implemento da condição </text:span><text:span text:style-name="T3">resolutória</text:span><text:span text:style-name="T1"> → irrelevante;</text:span></text:p>
        </text:list-item>
        <text:list-item>
          <text:p text:style-name="P16"><text:span text:style-name="T1">implemento da condição </text:span><text:span text:style-name="T3">suspensiva</text:span><text:span text:style-name="T1"> → releva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f2e1" officeooo:paragraph-rsid="0001f2e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7 – Obrigação tributária, fato gerador, sujeitos da obrigação tributária, solidariedade, domicílio tributár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2T13:27:33.177000000</dc:date>
    <meta:editing-duration>PT48S</meta:editing-duration>
    <meta:editing-cycles>2</meta:editing-cycles>
    <meta:document-statistic meta:table-count="0" meta:image-count="0" meta:object-count="0" meta:page-count="1" meta:paragraph-count="21" meta:word-count="279" meta:character-count="1794" meta:non-whitespace-character-count="1538"/>
  </office:meta>
</office:document-meta>
</file>